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4mm"/>
    </style:style>
    <style:style style:name="co2" style:family="table-column">
      <style:table-column-properties fo:break-before="auto" style:column-width="72.71mm"/>
    </style:style>
    <style:style style:name="co3" style:family="table-column">
      <style:table-column-properties fo:break-before="auto" style:column-width="46.02mm"/>
    </style:style>
    <style:style style:name="co4" style:family="table-column">
      <style:table-column-properties fo:break-before="auto" style:column-width="47.92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47.38mm"/>
    </style:style>
    <style:style style:name="co7" style:family="table-column">
      <style:table-column-properties fo:break-before="auto" style:column-width="51.4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11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style:text-underline-style="solid" style:text-underline-width="auto" style:text-underline-color="font-color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GBM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raw read count dim</text:p>
          </table:table-cell>
          <table:table-cell office:value-type="string" calcext:value-type="string">
            <text:p>1939x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processed</text:p>
          </table:table-cell>
          <table:table-cell office:value-type="string" calcext:value-type="string">
            <text:p>260x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in data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data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Feature Selection Method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FSM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95 CI</text:p>
          </table:table-cell>
          <table:table-cell table:style-name="ce4" table:number-columns-repeated="1021"/>
        </table:table-row>
        <table:table-row table:style-name="ro1">
          <table:table-cell office:value-type="string" calcext:value-type="string">
            <text:p>t test features</text:p>
          </table:table-cell>
          <table:table-cell office:value-type="float" office:value="84.8333" calcext:value-type="float">
            <text:p>84.8333</text:p>
          </table:table-cell>
          <table:table-cell office:value-type="string" calcext:value-type="string">
            <text:p>[80.9403, 88.7264]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Classification Model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FSM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95 CI Accuracy</text:p>
          </table:table-cell>
          <table:table-cell table:style-name="ce3" office:value-type="string" calcext:value-type="string">
            <text:p>AUC</text:p>
          </table:table-cell>
          <table:table-cell table:style-name="ce3" office:value-type="string" calcext:value-type="string">
            <text:p>95 CI AUC</text:p>
          </table:table-cell>
          <table:table-cell table:style-name="ce3" table:number-columns-repeated="1018"/>
        </table:table-row>
        <table:table-row table:style-name="ro2">
          <table:table-cell office:value-type="string" calcext:value-type="string">
            <text:p>All features</text:p>
          </table:table-cell>
          <table:table-cell office:value-type="string" calcext:value-type="string">
            <text:p>Logistic Regression</text:p>
            <text:p>(No regularization)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[0.4806, 0.6394]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[0.5276, 0.6946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 features</text:p>
          </table:table-cell>
          <table:table-cell office:value-type="string" calcext:value-type="string">
            <text:p>Logistic Regression</text:p>
            <text:p>(l2 regularization)</text:p>
          </table:table-cell>
          <table:table-cell office:value-type="float" office:value="0.9133" calcext:value-type="float">
            <text:p>0.9133</text:p>
          </table:table-cell>
          <table:table-cell office:value-type="string" calcext:value-type="string">
            <text:p>[0.8709, 0.9558]</text:p>
          </table:table-cell>
          <table:table-cell office:value-type="float" office:value="0.9778" calcext:value-type="float">
            <text:p>0.9778</text:p>
          </table:table-cell>
          <table:table-cell office:value-type="string" calcext:value-type="string">
            <text:p>[0.9508, 1.0048]</text:p>
          </table:table-cell>
          <table:table-cell office:value-type="string" calcext:value-type="string">
            <text:p>just write this as 1 ?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l features</text:p>
          </table:table-cell>
          <table:table-cell office:value-type="string" calcext:value-type="string">
            <text:p>SVM</text:p>
            <text:p>(sigmoid kernel)</text:p>
          </table:table-cell>
          <table:table-cell office:value-type="float" office:value="0.9333" calcext:value-type="float">
            <text:p>0.9333</text:p>
          </table:table-cell>
          <table:table-cell office:value-type="string" calcext:value-type="string">
            <text:p>[0.8975, 0.9691]</text:p>
          </table:table-cell>
          <table:table-cell office:value-type="float" office:value="0.9833" calcext:value-type="float">
            <text:p>0.9833</text:p>
          </table:table-cell>
          <table:table-cell office:value-type="string" calcext:value-type="string">
            <text:p>[0.9583, 1.0084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 features</text:p>
          </table:table-cell>
          <table:table-cell office:value-type="string" calcext:value-type="string">
            <text:p>SVM</text:p>
            <text:p>(radial kernel)</text:p>
          </table:table-cell>
          <table:table-cell office:value-type="float" office:value="0.8933" calcext:value-type="float">
            <text:p>0.8933</text:p>
          </table:table-cell>
          <table:table-cell office:value-type="string" calcext:value-type="string">
            <text:p>[0.8424, 0.9442]</text:p>
          </table:table-cell>
          <table:table-cell office:value-type="float" office:value="0.9611" calcext:value-type="float">
            <text:p>0.9611</text:p>
          </table:table-cell>
          <table:table-cell office:value-type="string" calcext:value-type="string">
            <text:p>[0.9257, 0.9965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t test features</text:p>
          </table:table-cell>
          <table:table-cell office:value-type="string" calcext:value-type="string">
            <text:p>Logistic Regression</text:p>
            <text:p>(No regularization)</text:p>
          </table:table-cell>
          <table:table-cell office:value-type="float" office:value="0.6733" calcext:value-type="float">
            <text:p>0.6733</text:p>
          </table:table-cell>
          <table:table-cell office:value-type="string" calcext:value-type="string">
            <text:p>[0.604, 0.7426]</text:p>
          </table:table-cell>
          <table:table-cell office:value-type="float" office:value="0.6639" calcext:value-type="float">
            <text:p>0.6639</text:p>
          </table:table-cell>
          <table:table-cell office:value-type="string" calcext:value-type="string">
            <text:p>[0.5816, 0.7462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 test features</text:p>
          </table:table-cell>
          <table:table-cell office:value-type="string" calcext:value-type="string">
            <text:p>Logistic Regression</text:p>
            <text:p>(l2 regularization)</text:p>
          </table:table-cell>
          <table:table-cell office:value-type="float" office:value="0.9133" calcext:value-type="float">
            <text:p>0.9133</text:p>
          </table:table-cell>
          <table:table-cell office:value-type="string" calcext:value-type="string">
            <text:p>[0.8709, 0.9558]</text:p>
          </table:table-cell>
          <table:table-cell office:value-type="float" office:value="0.9778" calcext:value-type="float">
            <text:p>0.9778</text:p>
          </table:table-cell>
          <table:table-cell office:value-type="string" calcext:value-type="string">
            <text:p>[0.9508, 1.0048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 test features</text:p>
          </table:table-cell>
          <table:table-cell office:value-type="string" calcext:value-type="string">
            <text:p>SVM</text:p>
            <text:p>(sigmoid kernel)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[0.8779, 0.9621]</text:p>
          </table:table-cell>
          <table:table-cell office:value-type="float" office:value="0.9778" calcext:value-type="float">
            <text:p>0.9778</text:p>
          </table:table-cell>
          <table:table-cell office:value-type="string" calcext:value-type="string">
            <text:p>[0.9508, 1.0048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 test features</text:p>
          </table:table-cell>
          <table:table-cell office:value-type="string" calcext:value-type="string">
            <text:p>SVM</text:p>
            <text:p>(radial kernel)</text:p>
          </table:table-cell>
          <table:table-cell office:value-type="float" office:value="0.9133" calcext:value-type="float">
            <text:p>0.9133</text:p>
          </table:table-cell>
          <table:table-cell office:value-type="string" calcext:value-type="string">
            <text:p>[0.8666, 0.9601]</text:p>
          </table:table-cell>
          <table:table-cell office:value-type="float" office:value="0.9444" calcext:value-type="float">
            <text:p>0.9444</text:p>
          </table:table-cell>
          <table:table-cell office:value-type="string" calcext:value-type="string">
            <text:p>[0.9033, 0.9856]</text:p>
          </table:table-cell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9T12:49:41.244740858</meta:creation-date>
    <meta:generator>LibreOffice/6.0.7.3$Linux_X86_64 LibreOffice_project/00m0$Build-3</meta:generator>
    <dc:date>2020-09-29T14:53:30.951936875</dc:date>
    <meta:editing-duration>PT2M12S</meta:editing-duration>
    <meta:editing-cycles>1</meta:editing-cycles>
    <meta:document-statistic meta:table-count="1" meta:cell-count="71" meta:object-count="0"/>
  </office:meta>
</office:document-meta>
</file>